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Zadaci za vežbu - Termin 4</text:title></text:p>
      <text:p text:style-name="OrgTitle"/>
      <text:p text:style-name="OrgSubtitle"><text:initial-creator>Katedra za informatiku FTN, Novi Sad</text:initial-creator></text:p>
      <text:p text:style-name="OrgSubtitle"/>
      <text:p text:style-name="OrgSubtitle">Mart, 2017.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Sadržaj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adržaj</text:p>
          </text:index-title>
          <text:p text:style-name="Contents_20_1"><text:a xlink:type="simple" xlink:href="#org0f8a36a">1. Primer rada sa Git-om</text:a></text:p>
          <text:p text:style-name="Contents_20_2"><text:a xlink:type="simple" xlink:href="#org5addf23">1.1. Nedozvoljeni <text:span text:style-name="Bold">git push</text:span></text:a></text:p>
          <text:p text:style-name="Contents_20_1"><text:a xlink:type="simple" xlink:href="#orgf4a151d">2. Zadatak</text:a></text:p>
          <text:p text:style-name="Contents_20_1"><text:a xlink:type="simple" xlink:href="#org7f197f0">3. Dodatni zadaci</text:a></text:p>
        </text:index-body>
      </text:table-of-content>
      <text:h text:style-name="Heading_20_1" text:outline-level="1" text:is-list-header="false">
<text:bookmark-start text:name="OrgXref.org0f8a36a"/>
<text:bookmark text:name="org0f8a36a"/>Primer rada sa Git-om
<text:bookmark-end text:name="OrgXref.org0f8a36a"/></text:h>
      <text:p text:style-name="Text_20_body">Ako do sada niste koristili Git na račinaru potrebno je da izvršite
podešavanja imena i email-a:
</text:p>
      <text:p text:style-name="OrgSrcBlock">git<text:s/>config<text:s/>--global<text:s/>user.name<text:s/><text:span text:style-name="OrgSrcFontLockStringFace">"ime"</text:span></text:p>
      <text:p text:style-name="OrgSrcBlock">git<text:s/>config<text:s/>--global<text:s/>user.email<text:s/><text:span text:style-name="OrgSrcFontLockStringFace">"email"</text:span></text:p>
      <text:p text:style-name="OrgSrcBlock"/>
      <text:p text:style-name="OrgSrcBlock"><text:span text:style-name="OrgSrcFontLockCommentDelimiterFace">#<text:s/></text:span><text:span text:style-name="OrgSrcFontLockCommentFace">ovo<text:s/>su<text:s/>dve<text:s/>komande<text:s/>i<text:s/>kako<text:s/>biste<text:s/>rekli<text:s/>računaru<text:s/>da<text:s/>ih</text:span></text:p>
      <text:p text:style-name="OrgSrcBlockLastLine"><text:span text:style-name="OrgSrcFontLockCommentDelimiterFace">#<text:s/></text:span><text:span text:style-name="OrgSrcFontLockCommentFace">izvši<text:s/>posle<text:s/>svake<text:s/>morate<text:s/>pritisnuti<text:s/>Enter</text:span></text:p>
      <text:p text:style-name="Text_20_body">Commit-i koje pravite na tom računaru će biti potpisani podešenim
imenom i email-om.
</text:p>
      <text:p text:style-name="Text_20_body">Kako bi ste počeli da radite na nekom projektu potrebno je da ga
klonirate:
</text:p>
      <text:p text:style-name="OrgSrcBlock"><text:span text:style-name="OrgSrcFontLockCommentDelimiterFace">#<text:s/></text:span><text:span text:style-name="OrgSrcFontLockCommentFace">git<text:s/>clone<text:s/>&lt;adresa<text:s/>repozitorijuma&gt;</text:span></text:p>
      <text:p text:style-name="OrgSrcBlockLastLine">git<text:s/>clone<text:s/>https://n.boskov@gitlab.com/n.boskov/test-dev-5.git</text:p>
      <text:p text:style-name="Text_20_body">Nakon toga počinjete sa pravljenjem izmena. Kada želite <text:span text:style-name="Bold">sve</text:span> izmane
da dodate u <text:span text:style-name="Emphasis">staging area</text:span> uradite:
</text:p>
      <text:p text:style-name="OrgSrcBlock">git<text:s/>add<text:s/>.</text:p>
      <text:p text:style-name="OrgSrcBlock"/>
      <text:p text:style-name="OrgSrcBlock"><text:span text:style-name="OrgSrcFontLockCommentDelimiterFace">#<text:s/></text:span><text:span text:style-name="OrgSrcFontLockCommentFace">možete<text:s/>dodati<text:s/>i<text:s/>promene<text:s/>nad<text:s/>fajlovima<text:s/>jednu<text:s/>po<text:s/>jednu:</text:span></text:p>
      <text:p text:style-name="OrgSrcBlockLastLine">git<text:s/>add<text:s/>&lt;putanja_do_fajla1&gt;<text:s/>&lt;putanja_do_fajla2&gt;<text:s/>&lt;putanja_do_fajla3&gt;</text:p>
      <text:p text:style-name="Text_20_body">Kada želite da napravite <text:span text:style-name="Emphasis">commit</text:span> uradite to sa;
</text:p>
      <text:p text:style-name="OrgSrcBlockLastLine">git<text:s/>commit<text:s/>-m<text:s/><text:span text:style-name="OrgSrcFontLockStringFace">"poruka<text:s/>o<text:s/>commitu"</text:span></text:p>
      <text:p text:style-name="Text_20_body">Kada želite da promene na vašoj grani postanu vidljive na nekom
zajedničkom repozitorijumu (najčešće nazuvanom <text:span text:style-name="Bold">origin</text:span>) uradite:
</text:p>
      <text:p text:style-name="OrgSrcBlock">git<text:s/>push<text:s/>origin<text:s/>master</text:p>
      <text:p text:style-name="OrgSrcBlock"/>
      <text:p text:style-name="OrgSrcBlock"><text:span text:style-name="OrgSrcFontLockCommentDelimiterFace">#<text:s/></text:span><text:span text:style-name="OrgSrcFontLockCommentFace">ili<text:s/>skraćeno</text:span></text:p>
      <text:p text:style-name="OrgSrcBlockLastLine">git<text:s/>push</text:p>
      <text:h text:style-name="Heading_20_2" text:outline-level="2" text:is-list-header="false">
<text:bookmark-start text:name="OrgXref.org5addf23"/>
<text:bookmark text:name="org5addf23"/>Nedozvoljeni <text:span text:style-name="Bold">git push</text:span>
<text:bookmark-end text:name="OrgXref.org5addf23"/></text:h>
      <text:p text:style-name="Text_20_body">Ako su na zajednički repozitorijum dodati neku <text:span text:style-name="Emphasis">commit</text:span>-i između
Vaša dva <text:span text:style-name="OrgCode">git push</text:span> neće Vam biti dopušteno da izvršite <text:span text:style-name="OrgCode">git push</text:span>.
</text:p>
      <text:p text:style-name="Text_20_body">Kako biste ovo rešili potrebno je da prvo uradite:
</text:p>
      <text:p text:style-name="OrgSrcBlockLastLine">git<text:s/>pull</text:p>
      <text:p text:style-name="Text_20_body">Nakon toga će Vam se otvoriti podrazumevani tekst editor u kome će
Vam se prikazati automatska <text:span text:style-name="Emphasis">merge</text:span> poruka. Snimite je i izađite.
</text:p>
      <text:p text:style-name="Text_20_body">Nakon ovoga možete ponovo da pokušate sa <text:span text:style-name="OrgCode">git push</text:span>.
</text:p>
      <text:p text:style-name="Text_20_body"><text:span text:style-name="Bold">* *[napomena]</text:span> Čitajte poruke koje Vam daje Git.
</text:p>
      <text:h text:style-name="Heading_20_1" text:outline-level="1" text:is-list-header="false">
<text:bookmark-start text:name="OrgXref.orgf4a151d"/>
<text:bookmark text:name="orgf4a151d"/>Zadatak
<text:bookmark-end text:name="OrgXref.orgf4a151d"/></text:h>
      <text:list text:style-name="OrgNumberedList" text:continue-numbering="false">
        <text:list-item>
          <text:p text:style-name="Text_20_body">Vođa tima treba da kreira novi Java projekat (pod imenom TestX)
sa jednom klasom koja ima praznu main metodu i da postavi ovaj
projekat na timski GIT repozitorijum. Nakon toga svi članovi tima
treba da preuzmu projekat sa repozitorijuma i da modifikuju main
metodu tako da ispisuje na konzolu ime i prezime člana
tima. Članovi tima treba da postave izmenjenu verziju na
repozitorijum.  Na kraju rada svih članova tima, na
repozitorijumu mora da bude main metoda koja sadrži izmene koje
je u metodu uneo svaki pojedinačni član tima.  Dakle, na kraju
metoda treba da ispisuje imena i prezimena svih članova tima.
</text:p>
        </text:list-item>
      </text:list>
      <text:h text:style-name="Heading_20_1" text:outline-level="1" text:is-list-header="false">
<text:bookmark-start text:name="OrgXref.org7f197f0"/>
<text:bookmark text:name="org7f197f0"/>Dodatni zadaci
<text:bookmark-end text:name="OrgXref.org7f197f0"/></text:h>
      <text:list text:style-name="OrgNumberedList" text:continue-numbering="false">
        <text:list-item>
          <text:p text:style-name="Text_20_body">Napraviti konzolnu Java aplikaciju za evidenciju kulturnih
manifestacija i gradova. Potrebno je odvojeno evidentirati
kulturne manifestacije i gradove u kojima se manifestacije
održavaju. Za grad je potrebno evidentirati njegov naziv i <text:span text:style-name="OrgCode">ptt</text:span>
broj. Za kulturnu manifestaciju je potrebno evidentirati <text:span text:style-name="OrgCode">id</text:span>,
<text:span text:style-name="OrgCode">naziv</text:span>, <text:span text:style-name="OrgCode">broj posetilaca</text:span> i <text:span text:style-name="OrgCode">grad</text:span> u kojoj se ona održava.
Korisniku su dostupne sledeće funkcionalnosti:
</text:p>
          <text:list text:style-name="OrgNumberedList" text:continue-numbering="true">
            <text:list-item>
              <text:p text:style-name="Text_20_body">prikaz gradova
</text:p>
            </text:list-item>
            <text:list-item>
              <text:p text:style-name="Text_20_body">prikaz kulturnih manifestacija
</text:p>
            </text:list-item>
            <text:list-item>
              <text:p text:style-name="Text_20_body">pretraga kulturne manifestacije po identifikatoru
</text:p>
            </text:list-item>
          </text:list>
          <text:p text:style-name="Text_20_body"><text:span text:style-name="Bold">Pola članova tima treba da radi na klasi <text:span text:style-name="OrgCode">manifestacije</text:span>, a druga
 polovina na klasi <text:span text:style-name="OrgCode">gradovi</text:span>.</text:span>
</text:p>
          <text:p text:style-name="Text_20_body">Postaviti projekat na Vaš GIT repozitorijum.
</text:p>
        </text:list-item>
        <text:list-item>
          <text:p text:style-name="Text_20_body">Proširiti zadatak 1 iz sekcije "Zadaci" sledećim funkcionalnostima:
</text:p>
          <text:list text:style-name="OrgNumberedList" text:continue-numbering="true">
            <text:list-item>
              <text:p text:style-name="Text_20_body">Proširiti funkcionalnost za manifestacije da se omogući izmena
naziva.
</text:p>
            </text:list-item>
            <text:list-item>
              <text:p text:style-name="Text_20_body">Napraviti izveštaj u kojem je navedena kulturna manifestacija
sa najvećim brojem posetilaca. Izveštaj se upisuje u
fajl. Sadržaj fajla treba da izgleda: &lt;naziv kulturne
manifestacije&gt; &lt;broj posetilaca&gt;
</text:p>
            </text:list-item>
            <text:list-item>
              <text:p text:style-name="Text_20_body">Očitati izveštaj iz fajla i ispisati ga na ekran.
</text:p>
            </text:list-item>
            <text:list-item>
              <text:p text:style-name="Text_20_body">Izveštaj generisati 5 sekundi nakon pokretanja aplikacije.
</text:p>
            </text:list-item>
            <text:list-item>
              <text:p text:style-name="Text_20_body">Proširiti funkcionalnost za kulturne manifestacije da se
omogući unos, izmena, brisanje.
</text:p>
            </text:list-item>
            <text:list-item>
              <text:p text:style-name="Text_20_body">Proširiti funkcionalnost za gradove da se omogući izmena i
brisanje države.
</text:p>
            </text:list-item>
          </text:list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CommentFace" style:family="text">
      <style:text-properties fo:color="#7f9f7f"/>
    </style:style>
    <style:style style:name="OrgSrcFontLockCommentDelimiterFace" style:family="text">
      <style:text-properties fo:color="#5f7f5f"/>
    </style:style>
    <style:style style:name="OrgSrcBlock" style:family="paragraph" style:parent-style-name="Preformatted_20_Text">
      <style:paragraph-properties fo:background-color="#3f3f3f" fo:padding="0.049cm" fo:border="0.51pt solid #000000" style:shadow="none">
        <style:background-image/>
      </style:paragraph-properties>
      <style:text-properties fo:color="#dcdccc"/>
    </style:style>
    <style:style style:name="OrgSrcFontLockStringFace" style:family="text">
      <style:text-properties fo:color="#cc9393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Katedra za informatiku FTN, Novi Sad</dc:creator>
    <meta:initial-creator>Katedra za informatiku FTN, Novi Sad</meta:initial-creator>
    <dc:date>2017-04-01T18:51:27</dc:date>
    <meta:creation-date>2017-04-01T18:51:27</meta:creation-date>
    <meta:generator>Emacs 25.1.1 (Org mode 9.0.5)</meta:generator>
    <meta:keyword/>
    <dc:subject/>
    <dc:title>Zadaci za vežbu - Termin 4</dc:title>
  </office:meta>
</office:document-meta>
</file>